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000000" style:text-outline="false" style:text-line-through-style="none" style:font-name="Nimbus Mono L" fo:font-size="11pt" fo:font-style="normal" fo:text-shadow="none" style:text-underline-style="none" fo:font-weight="normal" style:font-name-asian="Nimbus Mono L" style:font-size-asian="11pt" style:font-style-asian="normal" style:font-weight-asian="normal" style:font-name-complex="Nimbus Mono L" style:font-size-complex="11pt" style:font-style-complex="normal" style:font-weight-complex="normal" style:text-emphasize="none"/>
    </style:style>
    <style:style style:name="P6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/>
    </style:style>
    <style:style style:name="P7" style:family="paragraph" style:parent-style-name="Standard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/>
    </style:style>
    <style:style style:name="T1" style:family="text">
      <style:text-properties fo:color="#000000" style:font-name="Nimbus Mono L" style:font-name-asian="Nimbus Mono L" style:font-name-complex="Nimbus Mono L"/>
    </style:style>
    <style:style style:name="T2" style:family="text">
      <style:text-properties fo:color="#0000ff" style:font-name="Nimbus Mono L" style:font-name-asian="Nimbus Mono L" style:font-name-complex="Nimbus Mono L"/>
    </style:style>
    <style:style style:name="T3" style:family="text">
      <style:text-properties fo:color="#c90016" style:font-name="Nimbus Mono L" fo:font-weight="bold" style:font-name-asian="Nimbus Mono L" style:font-weight-asian="bold" style:font-name-complex="Nimbus Mono L" style:font-weight-complex="bold"/>
    </style:style>
    <style:style style:name="T4" style:family="text">
      <style:text-properties fo:color="#008000" style:font-name="Nimbus Mono L" fo:font-weight="bold" style:font-name-asian="Nimbus Mono L" style:font-weight-asian="bold" style:font-name-complex="Nimbus Mono L" style:font-weight-complex="bold"/>
    </style:style>
    <style:style style:name="T5" style:family="text">
      <style:text-properties fo:color="#ff00ff" style:font-name="Nimbus Mono L" style:font-name-asian="Nimbus Mono L" style:font-name-complex="Nimbus Mono L"/>
    </style:style>
    <style:style style:name="fr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trices and Linear Recurrences</text:p>
      <text:p text:style-name="Standard"/>
      <text:p text:style-name="P1">Matrix Addition</text:p>
      <text:p text:style-name="Standard"/>
      <text:p text:style-name="Standard">Add corresponding positions.</text:p>
      <text:p text:style-name="Standard">Only matrices of equivalent dimensions may be added.</text:p>
      <text:p text:style-name="Standard">Resulting matrix has the same dimensions as the source matrices.</text:p>
      <text:p text:style-name="Standard"/>
      <text:p text:style-name="P1">Matrix Multiplication</text:p>
      <text:p text:style-name="Standard"/>
      <text:p text:style-name="Standard">For each entry in the result, compute the dot product of the row in the</text:p>
      <text:p text:style-name="Standard">first and column in the second.</text:p>
      <text:p text:style-name="Standard">Matrices may only be multiplied if the number columns of the first is</text:p>
      <text:p text:style-name="Standard">equal to the number of rows of the second.</text:p>
      <text:p text:style-name="Standard">The resulting matrix has the same number of rows as the first and the</text:p>
      <text:p text:style-name="Standard">same number of columns as the second.</text:p>
      <text:p text:style-name="Standard"><draw:frame draw:style-name="fr1" draw:name="Object3" text:anchor-type="paragraph" svg:x="0.201cm" svg:y="0.122cm" svg:width="4.498cm" svg:height="0.504cm" draw:z-index="0"><draw:object xlink:href="./Object 3" xlink:type="simple" xlink:show="embed" xlink:actuate="onLoad"/><draw:image xlink:href="./ObjectReplacements/Object 3" xlink:type="simple" xlink:show="embed" xlink:actuate="onLoad"/></draw:frame><draw:frame text:anchor-type="paragraph" draw:z-index="1" draw:style-name="gr1" svg:width="3.061cm" svg:height="0.623cm" svg:x="5.195cm" svg:y="0.09cm"><draw:text-box><text:p>(Dimension rule)</text:p></draw:text-box></draw:frame></text:p>
      <text:p text:style-name="Standard"><draw:frame draw:style-name="fr1" draw:name="Object4" text:anchor-type="paragraph" svg:x="0.201cm" svg:y="0.409cm" svg:width="8.25cm" svg:height="1.381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5">Matrix multiply( Matrix a, Matrix b ) {</text:p>
      <text:p text:style-name="P6"><text:tab/></text:p>
      <text:p text:style-name="P6"><text:tab/><text:span text:style-name="T1">assert( a.columns == b.rows );</text:span></text:p>
      <text:p text:style-name="P6"><text:tab/></text:p>
      <text:p text:style-name="P6"><text:tab/><text:span text:style-name="T2">// c is initially filled with zeros</text:span></text:p>
      <text:p text:style-name="P6"><text:tab/><text:span text:style-name="T1">Matrix c( a.rows, b.columns );</text:span></text:p>
      <text:p text:style-name="P6"><text:tab/></text:p>
      <text:p text:style-name="P7"><text:tab/><text:span text:style-name="T3">for</text:span><text:span text:style-name="T1">( </text:span><text:span text:style-name="T4">int</text:span><text:span text:style-name="T1"> k = </text:span><text:span text:style-name="T5">0</text:span><text:span text:style-name="T1">; k &lt; a.columns; k ++ ) {</text:span></text:p>
      <text:p text:style-name="P6"><text:tab/><text:tab/></text:p>
      <text:p text:style-name="P7"><text:tab/><text:tab/><text:span text:style-name="T3">for</text:span><text:span text:style-name="T1">( </text:span><text:span text:style-name="T4">int</text:span><text:span text:style-name="T1"> i = </text:span><text:span text:style-name="T5">0</text:span><text:span text:style-name="T1">; i &lt; a.rows; i ++ ) {</text:span></text:p>
      <text:p text:style-name="P6"><text:tab/><text:tab/><text:tab/></text:p>
      <text:p text:style-name="P7"><text:tab/><text:tab/><text:tab/><text:span text:style-name="T3">for</text:span><text:span text:style-name="T1">( </text:span><text:span text:style-name="T4">int</text:span><text:span text:style-name="T1"> j = </text:span><text:span text:style-name="T5">0</text:span><text:span text:style-name="T1">; j &lt; b.columns; j ++ ) {</text:span></text:p>
      <text:p text:style-name="P6"><text:tab/><text:tab/><text:tab/><text:tab/></text:p>
      <text:p text:style-name="P6"><text:tab/><text:tab/><text:tab/><text:tab/><text:span text:style-name="T1">c[i][j] += a[i][k]*b[k][j];</text:span></text:p>
      <text:p text:style-name="P6"><text:tab/><text:tab/><text:tab/><text:span text:style-name="T1">}</text:span></text:p>
      <text:p text:style-name="P6"><text:tab/><text:tab/><text:span text:style-name="T1">}</text:span></text:p>
      <text:p text:style-name="P6"><text:tab/><text:span text:style-name="T1">}</text:span></text:p>
      <text:p text:style-name="P6"><text:tab/></text:p>
      <text:p text:style-name="P6"><text:tab/><text:span text:style-name="T3">return</text:span><text:span text:style-name="T1"> c;</text:span></text:p>
      <text:p text:style-name="P5">}</text:p>
      <text:p text:style-name="P4"/>
      <text:p text:style-name="P2">Fibonacci Example</text:p>
      <text:p text:style-name="P4"><draw:frame draw:style-name="fr1" draw:name="Object1" text:anchor-type="paragraph" svg:x="0.279cm" svg:y="1.674cm" svg:width="6.909cm" svg:height="1.371cm" draw:z-index="3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0.279cm" svg:y="0.169cm" svg:width="4.092cm" svg:height="1.335cm" draw:z-index="4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5" text:anchor-type="paragraph" svg:x="5.179cm" svg:y="0.259cm" svg:width="4.352cm" svg:height="1.159cm" draw:z-index="5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lue_7e_LT_7e_Gliederung_20_1" style:display-name="Blue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Gliederung_20_2" style:display-name="Blue~LT~Gliederung 2" style:family="paragraph" style:parent-style-name="Blu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lue_7e_LT_7e_Gliederung_20_3" style:display-name="Blue~LT~Gliederung 3" style:family="paragraph" style:parent-style-name="Blu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Blue_7e_LT_7e_Gliederung_20_4" style:display-name="Blue~LT~Gliederung 4" style:family="paragraph" style:parent-style-name="Blu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Blue_7e_LT_7e_Gliederung_20_5" style:display-name="Blue~LT~Gliederung 5" style:family="paragraph" style:parent-style-name="Blu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Blue_7e_LT_7e_Gliederung_20_6" style:display-name="Blue~LT~Gliederung 6" style:family="paragraph" style:parent-style-name="Blue_7e_LT_7e_Gliederung_20_5">
      <style:paragraph-properties fo:margin-left="7.2cm" fo:margin-right="0cm" fo:text-indent="-0.6cm" style:auto-text-indent="false">
        <style:tab-stops/>
      </style:paragraph-properties>
    </style:style>
    <style:style style:name="Blue_7e_LT_7e_Gliederung_20_7" style:display-name="Blue~LT~Gliederung 7" style:family="paragraph" style:parent-style-name="Blue_7e_LT_7e_Gliederung_20_6">
      <style:paragraph-properties fo:margin-left="8.4cm" fo:margin-right="0cm" fo:text-indent="-0.6cm" style:auto-text-indent="false">
        <style:tab-stops/>
      </style:paragraph-properties>
    </style:style>
    <style:style style:name="Blue_7e_LT_7e_Gliederung_20_8" style:display-name="Blue~LT~Gliederung 8" style:family="paragraph" style:parent-style-name="Blue_7e_LT_7e_Gliederung_20_7">
      <style:paragraph-properties fo:margin-left="9.601cm" fo:margin-right="0cm" fo:text-indent="-0.6cm" style:auto-text-indent="false">
        <style:tab-stops/>
      </style:paragraph-properties>
    </style:style>
    <style:style style:name="Blue_7e_LT_7e_Gliederung_20_9" style:display-name="Blue~LT~Gliederung 9" style:family="paragraph" style:parent-style-name="Blue_7e_LT_7e_Gliederung_20_8">
      <style:paragraph-properties fo:margin-left="10.8cm" fo:margin-right="0cm" fo:text-indent="-0.6cm" style:auto-text-indent="false">
        <style:tab-stops/>
      </style:paragraph-properties>
    </style:style>
    <style:style style:name="Blue_7e_LT_7e_Titel" style:display-name="Blu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lue_7e_LT_7e_Untertitel" style:display-name="Blu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Notizen" style:display-name="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Blue_7e_LT_7e_Hintergrundobjekte" style:display-name="Blue~LT~Hintergrundobjekte" style:family="paragraph">
      <style:paragraph-properties style:text-autospace="none"/>
    </style:style>
    <style:style style:name="Blue_7e_LT_7e_Hintergrund" style:display-name="Blue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WW-Title1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raham</meta:initial-creator>
    <meta:creation-date>2009-05-27T18:50:06</meta:creation-date>
    <dc:creator>Graham</dc:creator>
    <dc:date>2009-05-28T20:42:03</dc:date>
    <meta:editing-cycles>11</meta:editing-cycles>
    <meta:editing-duration>PT1H35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5" meta:page-count="1" meta:paragraph-count="33" meta:word-count="146" meta:character-count="86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sub>
                <math:mi>F</math:mi>
                <math:mi>n</math:mi>
              </math:msub>
            </math:mtd>
          </math:mtr>
          <math:mtr>
            <math:mtd>
              <math:msub>
                <math:mi>F</math:mi>
                <math:mrow>
                  <math:mi>n</math:mi>
                  <math:mo math:stretchy="false">−</math:mo>
                  <math:mn>1</math:mn>
                </math:mrow>
              </math:msub>
            </math:mtd>
          </math:mtr>
        </math:mtable>
      </math:mfenced>
      <math:mrow>
        <math:mi/>
        <math:mo math:stretchy="false">=</math:mo>
        <math:mi/>
      </math:mrow>
      <math:msup>
        <math:mfenced math:open="" math:close="">
          <math:mtable>
            <math:mtr>
              <math:mtd>
                <math:mn>1</math:mn>
              </math:mtd>
              <math:mtd>
                <math:mn>1</math:mn>
              </math:mtd>
            </math:mtr>
            <math:mtr>
              <math:mtd>
                <math:mn>1</math:mn>
              </math:mtd>
              <math:mtd>
                <math:mn>0</math:mn>
              </math:mtd>
            </math:mtr>
          </math:mtable>
        </math:mfenced>
        <math:mrow>
          <math:mi>n</math:mi>
          <math:mo math:stretchy="false">−</math:mo>
          <math:mn>2</math:mn>
        </math:mrow>
      </math:msup>
      <math:mfenced math:open="" math:close="">
        <math:mtable>
          <math:mtr>
            <math:mtd>
              <math:msub>
                <math:mi>F</math:mi>
                <math:mn>2</math:mn>
              </math:msub>
            </math:mtd>
          </math:mtr>
          <math:mtr>
            <math:mtd>
              <math:msub>
                <math:mi>F</math:mi>
                <math:mn>1</math:mn>
              </math:msub>
            </math:mtd>
          </math:mtr>
        </math:mtable>
      </math:mfenced>
      <math:mrow>
        <math:mi/>
        <math:mo math:stretchy="false">=</math:mo>
        <math:mi/>
      </math:mrow>
      <math:msup>
        <math:mfenced math:open="" math:close="">
          <math:mtable>
            <math:mtr>
              <math:mtd>
                <math:mn>1</math:mn>
              </math:mtd>
              <math:mtd>
                <math:mn>1</math:mn>
              </math:mtd>
            </math:mtr>
            <math:mtr>
              <math:mtd>
                <math:mn>1</math:mn>
              </math:mtd>
              <math:mtd>
                <math:mn>0</math:mn>
              </math:mtd>
            </math:mtr>
          </math:mtable>
        </math:mfenced>
        <math:mrow>
          <math:mi>n</math:mi>
          <math:mo math:stretchy="false">−</math:mo>
          <math:mn>2</math:mn>
        </math:mrow>
      </math:msup>
      <math:mfenced math:open="" math:close="">
        <math:mtable>
          <math:mtr>
            <math:mtd>
              <math:mn>1</math:mn>
            </math:mtd>
          </math:mtr>
          <math:mtr>
            <math:mtd>
              <math:mn>1</math:mn>
            </math:mtd>
          </math:mtr>
        </math:mtable>
      </math:mfenced>
    </math:mrow>
    <math:annotation math:encoding="StarMath 5.0">left ( matrix{F_{n} ## F_{n-1}} right ) ` = ` left ( matrix{1 # 1 ## 1 # 0} right )^{n-2} left ( matrix{F_{2} ## F_{1}} right ) ` = ` left ( matrix{1 # 1 ## 1 # 0} right )^{n-2} left ( matrix{1 ## 1} right 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sub>
                <math:mi>F</math:mi>
                <math:mi>n</math:mi>
              </math:msub>
            </math:mtd>
          </math:mtr>
          <math:mtr>
            <math:mtd>
              <math:msub>
                <math:mi>F</math:mi>
                <math:mrow>
                  <math:mi>n</math:mi>
                  <math:mo math:stretchy="false">−</math:mo>
                  <math:mn>1</math:mn>
                </math:mrow>
              </math:msub>
            </math:mtd>
          </math:mtr>
        </math:mtable>
      </math:mfenced>
      <math:mrow>
        <math:mi/>
        <math:mo math:stretchy="false">=</math:mo>
        <math:mi/>
      </math:mrow>
      <math:mfenced math:open="" math:close="">
        <math:mtable>
          <math:mtr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0</math:mn>
            </math:mtd>
          </math:mtr>
        </math:mtable>
      </math:mfenced>
      <math:mfenced math:open="" math:close="">
        <math:mtable>
          <math:mtr>
            <math:mtd>
              <math:msub>
                <math:mi>F</math:mi>
                <math:mrow>
                  <math:mi>n</math:mi>
                  <math:mo math:stretchy="false">−</math:mo>
                  <math:mn>1</math:mn>
                </math:mrow>
              </math:msub>
            </math:mtd>
          </math:mtr>
          <math:mtr>
            <math:mtd>
              <math:msub>
                <math:mi>F</math:mi>
                <math:mrow>
                  <math:mi>n</math:mi>
                  <math:mo math:stretchy="false">−</math:mo>
                  <math:mn>2</math:mn>
                </math:mrow>
              </math:msub>
            </math:mtd>
          </math:mtr>
        </math:mtable>
      </math:mfenced>
    </math:mrow>
    <math:annotation math:encoding="StarMath 5.0">left ( matrix{F_{n} ## F_{n-1}} right ) ` = ` left ( matrix{1 # 1 ## 1 # 0} right ) left ( matrix{F_{n-1} ## F_{n-2}} right 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i>m</math:mi>
            <math:mo math:stretchy="false">×</math:mo>
            <math:mi>n</math:mi>
          </math:mrow>
          <math:mo math:stretchy="false">)</math:mo>
        </math:mrow>
        <math:mo math:stretchy="false">⋅</math:mo>
        <math:mrow>
          <math:mo math:stretchy="false">(</math:mo>
          <math:mrow>
            <math:mi>n</math:mi>
            <math:mo math:stretchy="false">×</math:mo>
            <math:mi>p</math:mi>
          </math:mrow>
          <math:mo math:stretchy="false">)</math:mo>
        </math:mrow>
      </math:mrow>
      <math:mrow>
        <math:mi/>
        <math:mo math:stretchy="false">=</math:mo>
        <math:mi/>
      </math:mrow>
      <math:mrow>
        <math:mo math:stretchy="false">(</math:mo>
        <math:mrow>
          <math:mi>m</math:mi>
          <math:mo math:stretchy="false">×</math:mo>
          <math:mi>p</math:mi>
        </math:mrow>
        <math:mo math:stretchy="false">)</math:mo>
      </math:mrow>
    </math:mrow>
    <math:annotation math:encoding="StarMath 5.0">(m times n) cdot (n times p) ` = ` (m times p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style math:fontweight="bold">
                <math:mrow>
                  <math:msub>
                    <math:mi>a</math:mi>
                    <math:mn>1</math:mn>
                  </math:msub>
                </math:mrow>
              </math:mstyle>
            </math:mtd>
            <math:mtd>
              <math:mstyle math:fontweight="bold">
                <math:mrow>
                  <math:msub>
                    <math:mi>b</math:mi>
                    <math:mn>1</math:mn>
                  </math:msub>
                </math:mrow>
              </math:mstyle>
            </math:mtd>
          </math:mtr>
          <math:mtr>
            <math:mtd>
              <math:msub>
                <math:mi>c</math:mi>
                <math:mn>1</math:mn>
              </math:msub>
            </math:mtd>
            <math:mtd>
              <math:msub>
                <math:mi>d</math:mi>
                <math:mn>1</math:mn>
              </math:msub>
            </math:mtd>
          </math:mtr>
        </math:mtable>
      </math:mfenced>
      <math:mi/>
      <math:mfenced math:open="" math:close="">
        <math:mtable>
          <math:mtr>
            <math:mtd>
              <math:munder math:accentunder="true">
                <math:msub>
                  <math:mi>a</math:mi>
                  <math:mn>2</math:mn>
                </math:msub>
                <math:mo>̲</math:mo>
              </math:munder>
            </math:mtd>
            <math:mtd>
              <math:msub>
                <math:mi>b</math:mi>
                <math:mn>2</math:mn>
              </math:msub>
            </math:mtd>
          </math:mtr>
          <math:mtr>
            <math:mtd>
              <math:munder math:accentunder="true">
                <math:msub>
                  <math:mi>c</math:mi>
                  <math:mn>2</math:mn>
                </math:msub>
                <math:mo>̲</math:mo>
              </math:munder>
            </math:mtd>
            <math:mtd>
              <math:msub>
                <math:mi>d</math:mi>
                <math:mn>2</math:mn>
              </math:msub>
            </math:mtd>
          </math:mtr>
        </math:mtable>
      </math:mfenced>
      <math:mrow>
        <math:mi/>
        <math:mo math:stretchy="false">=</math:mo>
        <math:mi/>
      </math:mrow>
      <math:mfenced math:open="" math:close="">
        <math:mtable>
          <math:mtr>
            <math:mtd>
              <math:mrow>
                <math:mstyle math:fontweight="bold">
                  <math:mrow>
                    <math:msub>
                      <math:mi>a</math:mi>
                      <math:mn>1</math:mn>
                    </math:msub>
                  </math:mrow>
                </math:mstyle>
                <math:mrow>
                  <math:munder math:accentunder="true">
                    <math:msub>
                      <math:mi>a</math:mi>
                      <math:mn>2</math:mn>
                    </math:msub>
                    <math:mo>̲</math:mo>
                  </math:munder>
                  <math:mo math:stretchy="false">+</math:mo>
                  <math:mstyle math:fontweight="bold">
                    <math:mrow>
                      <math:msub>
                        <math:mi>b</math:mi>
                        <math:mn>1</math:mn>
                      </math:msub>
                    </math:mrow>
                  </math:mstyle>
                </math:mrow>
                <math:munder math:accentunder="true">
                  <math:msub>
                    <math:mi>c</math:mi>
                    <math:mn>2</math:mn>
                  </math:msub>
                  <math:mo>̲</math:mo>
                </math:munder>
              </math:mrow>
            </math:mtd>
            <math:mtd>
              <math:mrow>
                <math:mstyle math:fontweight="bold">
                  <math:mrow>
                    <math:msub>
                      <math:mi>a</math:mi>
                      <math:mn>1</math:mn>
                    </math:msub>
                  </math:mrow>
                </math:mstyle>
                <math:mrow>
                  <math:msub>
                    <math:mi>b</math:mi>
                    <math:mn>2</math:mn>
                  </math:msub>
                  <math:mo math:stretchy="false">+</math:mo>
                  <math:mstyle math:fontweight="bold">
                    <math:mrow>
                      <math:msub>
                        <math:mi>b</math:mi>
                        <math:mn>1</math:mn>
                      </math:msub>
                    </math:mrow>
                  </math:mstyle>
                </math:mrow>
                <math:msub>
                  <math:mi>d</math:mi>
                  <math:mn>2</math:mn>
                </math:msub>
              </math:mrow>
            </math:mtd>
          </math:mtr>
          <math:mtr>
            <math:mtd>
              <math:mrow>
                <math:msub>
                  <math:mi>c</math:mi>
                  <math:mn>1</math:mn>
                </math:msub>
                <math:mrow>
                  <math:munder math:accentunder="true">
                    <math:msub>
                      <math:mi>a</math:mi>
                      <math:mn>2</math:mn>
                    </math:msub>
                    <math:mo>̲</math:mo>
                  </math:munder>
                  <math:mo math:stretchy="false">+</math:mo>
                  <math:msub>
                    <math:mi>d</math:mi>
                    <math:mn>1</math:mn>
                  </math:msub>
                </math:mrow>
                <math:munder math:accentunder="true">
                  <math:msub>
                    <math:mi>c</math:mi>
                    <math:mn>2</math:mn>
                  </math:msub>
                  <math:mo>̲</math:mo>
                </math:munder>
              </math:mrow>
            </math:mtd>
            <math:mtd>
              <math:mrow>
                <math:msub>
                  <math:mi>c</math:mi>
                  <math:mn>1</math:mn>
                </math:msub>
                <math:mrow>
                  <math:msub>
                    <math:mi>b</math:mi>
                    <math:mn>2</math:mn>
                  </math:msub>
                  <math:mo math:stretchy="false">+</math:mo>
                  <math:msub>
                    <math:mi>d</math:mi>
                    <math:mn>1</math:mn>
                  </math:msub>
                </math:mrow>
                <math:msub>
                  <math:mi>d</math:mi>
                  <math:mn>2</math:mn>
                </math:msub>
              </math:mrow>
            </math:mtd>
          </math:mtr>
        </math:mtable>
      </math:mfenced>
    </math:mrow>
    <math:annotation math:encoding="StarMath 5.0">left ( matrix{bold a_1 # bold b_1 ## c_1 # d_1} right ) ` left ( matrix{underline a_2 # b_2 ## underline c_2 # d_2} right ) ` = ` left ( matrix{bold a_1 underline a_2 + bold b_1 underline c_2 # bold a_1 b_2 + bold b_1 d_2 ## c_1 underline a_2 + d_1 underline c_2 # c_1 b_2 + d_1 d_2} right )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F</math:mi>
            <math:mi>n</math:mi>
          </math:msub>
          <math:mrow>
            <math:mi/>
            <math:mo math:stretchy="false">=</math:mo>
            <math:mi/>
          </math:mrow>
          <math:mrow>
            <math:mn>1</math:mn>
            <math:mo math:stretchy="false">⋅</math:mo>
            <math:msub>
              <math:mi>F</math:mi>
              <math:mrow>
                <math:mi>n</math:mi>
                <math:mo math:stretchy="false">−</math:mo>
                <math:mn>1</math:mn>
              </math:mrow>
            </math:msub>
          </math:mrow>
          <math:mrow>
            <math:mi/>
            <math:mo math:stretchy="false">+</math:mo>
            <math:mi/>
          </math:mrow>
          <math:mrow>
            <math:mn>1</math:mn>
            <math:mo math:stretchy="false">⋅</math:mo>
            <math:msub>
              <math:mi>F</math:mi>
              <math:mrow>
                <math:mi>n</math:mi>
                <math:mo math:stretchy="false">−</math:mo>
                <math:mn>2</math:mn>
              </math:mrow>
            </math:msub>
          </math:mrow>
        </math:mrow>
      </math:mtr>
      <math:mtr>
        <math:mrow>
          <math:msub>
            <math:mi>F</math:mi>
            <math:mrow>
              <math:mi>n</math:mi>
              <math:mo math:stretchy="false">−</math:mo>
              <math:mn>1</math:mn>
            </math:mrow>
          </math:msub>
          <math:mrow>
            <math:mi/>
            <math:mo math:stretchy="false">=</math:mo>
            <math:mi/>
          </math:mrow>
          <math:mrow>
            <math:mn>1</math:mn>
            <math:mo math:stretchy="false">⋅</math:mo>
            <math:msub>
              <math:mi>F</math:mi>
              <math:mrow>
                <math:mi>n</math:mi>
                <math:mo math:stretchy="false">−</math:mo>
                <math:mn>1</math:mn>
              </math:mrow>
            </math:msub>
          </math:mrow>
          <math:mrow>
            <math:mi/>
            <math:mo math:stretchy="false">+</math:mo>
            <math:mi/>
          </math:mrow>
          <math:mrow>
            <math:mn>0</math:mn>
            <math:mo math:stretchy="false">⋅</math:mo>
            <math:msub>
              <math:mi>F</math:mi>
              <math:mrow>
                <math:mi>n</math:mi>
                <math:mo math:stretchy="false">−</math:mo>
                <math:mn>2</math:mn>
              </math:mrow>
            </math:msub>
          </math:mrow>
        </math:mrow>
      </math:mtr>
    </math:mtable>
    <math:annotation math:encoding="StarMath 5.0">F_{n} `=` 1 cdot F_{n-1} `+` 1 cdot F_{n-2}
newline
F_{n-1} `=` 1 cdot F_{n-1} `+` 0 cdot F_{n-2}</math:annotation>
  </math:semantics>
</math:math>
</file>